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4E000002323608EE0DAF87D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43in" svg:y="0.8126in" svg:width="6.6929in" svg:height="1.7689in" draw:z-index="0"><draw:image xlink:href="Pictures/100002010000084E000002323608EE0DAF87D708.png" xlink:type="simple" xlink:show="embed" xlink:actuate="onLoad" loext:mime-type="image/x-vclgraphic"/></draw:frame>不同的初始化方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6:16:26.696371934</meta:creation-date>
    <dc:date>2021-01-09T16:17:26.467922851</dc:date>
    <meta:editing-duration>PT1M</meta:editing-duration>
    <meta:editing-cycles>1</meta:editing-cycles>
    <meta:document-statistic meta:table-count="0" meta:image-count="1" meta:object-count="0" meta:page-count="1" meta:paragraph-count="1" meta:word-count="8" meta:character-count="8" meta:non-whitespace-character-count="8"/>
    <meta:generator>LibreOffice/6.0.7.3$Linux_X86_64 LibreOffice_project/00m0$Build-3</meta:generator>
  </office:meta>
</office:document-meta>
</file>